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2000000D07FFC727DD98B083F.png" manifest:media-type="image/png"/>
  <manifest:file-entry manifest:full-path="Pictures/1000000000000203000000CE07768FE191758BBA.png" manifest:media-type="image/png"/>
  <manifest:file-entry manifest:full-path="Pictures/1000000000000177000000F73EE9AAA11FB475BE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273000002573590A6E8725DC6A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3.78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5.365cm" svg:x="2.794cm" svg:y="4.064cm" presentation:class="title" presentation:user-transformed="true">
          <draw:text-box>
            <text:p text:style-name="P2"><text:span text:style-name="T2">PRÁCTICA:</text:span><text:span text:style-name="T2"><text:line-break/></text:span><text:span text:style-name="T3">Markdown, wiki, </text:span><text:span text:style-name="T3"><text:line-break/></text:span><text:span text:style-name="T3">diseño 2D e Inkscape</text:span></text:p>
          </draw:text-box>
        </draw:frame>
        <draw:frame draw:style-name="gr2" draw:text-style-name="P2" draw:layer="layout" svg:width="4.287cm" svg:height="2.824cm" svg:x="5.365cm" svg:y="10.638cm">
          <draw:image xlink:href="Pictures/1000000000000177000000F73EE9AAA11FB475BE.png" xlink:type="simple" xlink:show="embed" xlink:actuate="onLoad" loext:mime-type="image/png">
            <text:p/>
          </draw:image>
        </draw:frame>
        <draw:frame draw:style-name="gr2" draw:text-style-name="P2" draw:layer="layout" svg:width="2.54cm" svg:height="2.426cm" svg:x="10.16cm" svg:y="10.782cm">
          <draw:image xlink:href="Pictures/1000000000000273000002573590A6E8725DC6AB.png" xlink:type="simple" xlink:show="embed" xlink:actuate="onLoad" loext:mime-type="image/png">
            <text:p/>
          </draw:image>
        </draw:frame>
        <draw:frame draw:style-name="gr2" draw:text-style-name="P2" draw:layer="layout" svg:width="3.517cm" svg:height="3.483cm" svg:x="13.501cm" svg:y="10.233cm">
          <draw:image xlink:href="Pictures/10000000000000D2000000D07FFC727DD98B083F.png" xlink:type="simple" xlink:show="embed" xlink:actuate="onLoad" loext:mime-type="image/png">
            <text:p/>
          </draw:image>
        </draw:frame>
        <draw:frame draw:style-name="gr2" draw:text-style-name="P2" draw:layer="layout" svg:width="6.101cm" svg:height="2.44cm" svg:x="17.78cm" svg:y="10.668cm">
          <draw:image xlink:href="Pictures/1000000000000203000000CE07768FE191758B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27T14:49:58.206892108</dc:date>
    <meta:editing-duration>P7DT21H25M44S</meta:editing-duration>
    <meta:editing-cycles>503</meta:editing-cycles>
    <meta:generator>LibreOffice/6.4.7.2$Linux_X86_64 LibreOffice_project/40$Build-2</meta:generator>
    <meta:print-date>2017-10-04T10:42:29.653181544</meta:print-date>
    <meta:document-statistic meta:object-count="31"/>
  </office:meta>
</office:document-meta>
</file>